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Pitfall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oncurrent and Distributed Devices (CDD101)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<text:span text:style-name="T1">Race Condi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wo or more threads perform operations on </text:span><text:span text:style-name="T2">the same location at the same time</text:span></text:p>
              </text:list-item>
              <text:list-item>
                <text:p><text:span text:style-name="T2">Sequential Consistency may not be </text:span><text:span text:style-name="T2">guaranteed!</text:span></text:p>
                <text:list>
                  <text:list-item>
                    <text:p><text:span text:style-name="T2">System may reorder operations!</text:span></text:p>
                  </text:list-item>
                </text:list>
              </text:list-item>
              <text:list-item>
                <text:p><text:span text:style-name="T2">Task A</text:span></text:p>
                <text:list>
                  <text:list-item>
                    <text:p><text:span text:style-name="T2">X=1</text:span></text:p>
                  </text:list-item>
                  <text:list-item>
                    <text:p><text:span text:style-name="T2">a=Y</text:span></text:p>
                  </text:list-item>
                </text:list>
              </text:list-item>
              <text:list-item>
                <text:p><text:span text:style-name="T2">Task B</text:span></text:p>
                <text:list>
                  <text:list-item>
                    <text:p><text:span text:style-name="T2">Y=1</text:span></text:p>
                  </text:list-item>
                  <text:list-item>
                    <text:p><text:span text:style-name="T2">b=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Mutual Exclusions and Locks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Locks are a last resort</text:span></text:p>
              </text:list-item>
              <text:list-item>
                <text:p><text:span text:style-name="T2">Use to protect logical invariants not </text:span><text:span text:style-name="T2">memory lo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Deadlock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void Mutexes where possible</text:span></text:p>
              </text:list-item>
              <text:list-item>
                <text:p><text:span text:style-name="T2">Hold at most one lock at a time</text:span></text:p>
                <text:list>
                  <text:list-item>
                    <text:p><text:span text:style-name="T2">Never call someone elses code while holding a </text:span><text:span text:style-name="T2">lock unless you are sure they never acquire a </text:span><text:span text:style-name="T2">lock</text:span></text:p>
                  </text:list-item>
                </text:list>
              </text:list-item>
              <text:list-item>
                <text:p><text:span text:style-name="T2">Always acquire multiple locks in the same </text:span><text:span text:style-name="T2">order</text:span></text:p>
                <text:list>
                  <text:list-item>
                    <text:p><text:span text:style-name="T2">Stratify the mutexes</text:span></text:p>
                  </text:list-item>
                  <text:list-item>
                    <text:p><text:span text:style-name="T2">Sort mutexes</text:span></text:p>
                  </text:list-item>
                  <text:list-item>
                    <text:p><text:span text:style-name="T2">Back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Strangled Scaling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Each Mutex is a potential bottleneck</text:span></text:p>
                <text:list>
                  <text:list-item>
                    <text:p><text:span text:style-name="T2">More threads means more contention</text:span></text:p>
                  </text:list-item>
                </text:list>
              </text:list-item>
              <text:list-item>
                <text:p><text:span text:style-name="T2">Fine grained locking helps</text:span></text:p>
              </text:list-item>
              <text:list-item>
                <text:p><text:span text:style-name="T2">Atomic Operations can also be help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Lack of Locality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Temporal Locality</text:span></text:p>
                <text:list>
                  <text:list-item>
                    <text:p><text:span text:style-name="T2">The core is likely to access the same location </text:span><text:span text:style-name="T2">again in the near future</text:span></text:p>
                  </text:list-item>
                </text:list>
              </text:list-item>
              <text:list-item>
                <text:p><text:span text:style-name="T2">Spatial Locality</text:span></text:p>
                <text:list>
                  <text:list-item>
                    <text:p><text:span text:style-name="T2">The core is likely to access nearby locations in </text:span><text:span text:style-name="T2">the near future</text:span></text:p>
                  </text:list-item>
                </text:list>
              </text:list-item>
              <text:list-item>
                <text:p><text:span text:style-name="T2">One the cache is full use everything in it </text:span><text:span text:style-name="T2">before using anything else!</text:span></text:p>
              </text:list-item>
              <text:list-item>
                <text:p><text:span text:style-name="T2">Try use Cache Oblivious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Load Imbalance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Uneven distribution of work accross </text:span><text:span text:style-name="T2">workers</text:span></text:p>
              </text:list-item>
              <text:list-item>
                <text:p><text:span text:style-name="T2">Over-decomposition</text:span></text:p>
                <text:list>
                  <text:list-item>
                    <text:p><text:span text:style-name="T2">Divide the work into more tasks than there <text:s/>are </text:span><text:span text:style-name="T2">wo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Overhead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f tasks are too small then overhead per </text:span><text:span text:style-name="T2">task is too large</text:span></text:p>
              </text:list-item>
              <text:list-item>
                <text:p><text:span text:style-name="T2">Watch arithmetic intensity!</text:span></text:p>
                <text:list>
                  <text:list-item>
                    <text:p><text:span text:style-name="T2">Ratio of arithmetic opertations per memory </text:span><text:span text:style-name="T2">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1-07T14:03:42.117020734</dc:date>
    <meta:editing-duration>PT3H7M51S</meta:editing-duration>
    <meta:editing-cycles>17</meta:editing-cycles>
    <meta:generator>LibreOffice/5.1.6.2$Linux_X86_64 LibreOffice_project/10m0$Build-2</meta:generator>
    <meta:document-statistic meta:object-count="67"/>
  </office:meta>
</office:document-meta>
</file>